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ec2945" style:parent-style-name="Standard">
      <style:text-properties fo:country="US" fo:language="en"/>
    </style:style>
    <style:style style:family="text" style:name="ac134e0" style:parent-style-name="Absatz-Standardschriftart">
      <style:text-properties fo:country="US" fo:font-weight="bold" fo:language="en" style:font-weight-asian="bold"/>
    </style:style>
    <style:style style:family="text" style:name="a8620b3" style:parent-style-name="Absatz-Standardschriftart">
      <style:text-properties fo:country="US" fo:language="en"/>
    </style:style>
    <style:style style:family="text" style:name="a3ba403" style:parent-style-name="Absatz-Standardschriftart">
      <style:text-properties fo:country="US" fo:language="en"/>
    </style:style>
    <style:style style:family="text" style:name="aa117b5" style:parent-style-name="Absatz-Standardschriftart">
      <style:text-properties fo:country="US" fo:language="en"/>
    </style:style>
    <style:style style:family="text" style:name="afccf96" style:parent-style-name="Absatz-Standardschriftart">
      <style:text-properties fo:country="US" fo:language="en"/>
    </style:style>
    <style:style style:family="paragraph" style:name="ae8f5de" style:parent-style-name="Standard">
      <style:text-properties fo:country="US" fo:language="en"/>
    </style:style>
    <style:style style:family="text" style:name="ab9c07e" style:parent-style-name="Absatz-Standardschriftart">
      <style:text-properties fo:country="US" fo:font-weight="bold" fo:language="en" style:font-weight-asian="bold"/>
    </style:style>
    <style:style style:family="text" style:name="abb5428" style:parent-style-name="Absatz-Standardschriftart">
      <style:text-properties fo:country="US" fo:language="en"/>
    </style:style>
    <style:style style:family="text" style:name="af72028" style:parent-style-name="Absatz-Standardschriftart">
      <style:text-properties fo:country="US" fo:language="en"/>
    </style:style>
    <style:style style:family="text" style:name="a96f663" style:parent-style-name="Absatz-Standardschriftart">
      <style:text-properties fo:country="US" fo:language="en"/>
    </style:style>
    <style:style style:family="text" style:name="a4b85e0" style:parent-style-name="Absatz-Standardschriftart">
      <style:text-properties fo:country="US" fo:language="en"/>
    </style:style>
    <style:style style:family="paragraph" style:name="ac06d87" style:parent-style-name="Standard">
      <style:text-properties fo:country="US" fo:language="en"/>
    </style:style>
    <style:style style:family="text" style:name="a35c502" style:parent-style-name="Absatz-Standardschriftart">
      <style:text-properties fo:country="US" fo:language="en"/>
    </style:style>
    <style:style style:family="text" style:name="acb8734" style:parent-style-name="Absatz-Standardschriftart">
      <style:text-properties fo:country="US" fo:language="en"/>
    </style:style>
    <style:style style:family="paragraph" style:name="a707c7e" style:parent-style-name="Standard">
      <style:text-properties fo:country="US" fo:language="en"/>
    </style:style>
    <style:style style:family="text" style:name="a18c1f6" style:parent-style-name="Absatz-Standardschriftart">
      <style:text-properties fo:country="US" fo:language="en"/>
    </style:style>
    <style:style style:family="text" style:name="a783954" style:parent-style-name="Absatz-Standardschriftart">
      <style:text-properties fo:country="US" fo:language="en"/>
    </style:style>
    <style:style style:family="paragraph" style:name="a4edcfc" style:parent-style-name="Standard">
      <style:text-properties fo:country="US" fo:language="en"/>
    </style:style>
    <style:style style:family="text" style:name="ab2faf2" style:parent-style-name="Absatz-Standardschriftart">
      <style:text-properties fo:country="US" fo:language="en"/>
    </style:style>
    <style:style style:family="paragraph" style:name="aae057f" style:parent-style-name="Standard">
      <style:text-properties fo:country="US" fo:language="en"/>
    </style:style>
    <style:style style:family="paragraph" style:name="a9011a9" style:parent-style-name="Standard">
      <style:text-properties fo:country="US" fo:language="en"/>
    </style:style>
    <style:style style:family="text" style:name="a5b5af0" style:parent-style-name="Absatz-Standardschriftart">
      <style:text-properties fo:country="US" fo:language="en"/>
    </style:style>
    <style:style style:family="paragraph" style:name="abb6497" style:parent-style-name="Standard">
      <style:text-properties fo:country="US" fo:language="en"/>
    </style:style>
    <style:style style:family="paragraph" style:name="a8bc697" style:parent-style-name="Standard">
      <style:paragraph-properties fo:break-before="page"/>
    </style:style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long"/>
    </number:date-style>
    <number:date-style number:automatic-order="true" number:format-source="language" style:name="N2">
      <number:hours number:style="short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>
      <text:p text:style-name="a8bc697">Date field, simple:<text:s/><text:date style:data-style-name="N1">07.03.2013</text:date></text:p>
      <text:p text:style-name="abb6497"/>
      <text:p text:style-name="Standard"><text:span text:style-name="a5b5af0">Date field, complex:<text:s/></text:span><text:date style:data-style-name="N1">07.03.2013</text:date></text:p>
      <text:p text:style-name="a9011a9"/>
      <text:p text:style-name="aae057f">Time field (below):</text:p>
      <text:p text:style-name="Standard"><text:span text:style-name="ab2faf2"><text:date style:data-style-name="N2">12:08 PM</text:date></text:span></text:p>
      <text:p text:style-name="a4edcfc"/>
      <text:p text:style-name="Standard"><text:span text:style-name="a783954">Author (as field):<text:s/></text:span><text:span text:style-name="a18c1f6"><text:initial-creator style:data-style-name="" text:fixed="false">Malte Timmermann</text:initial-creator></text:span></text:p>
      <text:p text:style-name="a707c7e"/>
      <text:p text:style-name="Standard"><text:span text:style-name="acb8734">Author (as document property):<text:s/></text:span><text:span text:style-name="a35c502">Malte Timmermann</text:span></text:p>
      <text:p text:style-name="ac06d87"/>
      <text:p text:style-name="Standard"><text:span text:style-name="a4b85e0">F</text:span><text:span text:style-name="a96f663">ilename</text:span><text:span text:style-name="af72028"><text:s/>field</text:span><text:span text:style-name="abb5428">:<text:s/></text:span><text:span text:style-name="ab9c07e"><text:file-name style:data-style-name="" text:display="name-and-extension" text:fixed="false">Simple Field 2.docx</text:file-name></text:span></text:p>
      <text:p text:style-name="ae8f5de"/>
      <text:p text:style-name="Standard"><text:span text:style-name="afccf96">F</text:span><text:span text:style-name="aa117b5">ilename</text:span><text:span text:style-name="a3ba403"><text:s/>field</text:span><text:span text:style-name="a8620b3">, uppercase:<text:s/></text:span><text:span text:style-name="ac134e0"><text:file-name style:data-style-name="" text:display="name-and-extension" text:fixed="false">SIMPLE FIELD 2.DOCX</text:file-name></text:span></text:p>
      <text:p text:style-name="aec2945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style style:display-name="Platzhaltertext" style:family="text" style:name="Platzhaltertext" style:parent-style-name="Absatz-Standardschriftart">
      <style:text-properties fo:color="#808080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4</dc:date>
    <meta:editing-cycles>2</meta:editing-cycles>
    <meta:editing-duration>PT0.016S</meta:editing-duration>
  </office:meta>
</office:document-meta>
</file>